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9000001A5C39B167371D54498.png" manifest:media-type="image/png"/>
  <manifest:file-entry manifest:full-path="Pictures/100000010000017A000001A37CC6A488E3677FDD.png" manifest:media-type="image/png"/>
  <manifest:file-entry manifest:full-path="Pictures/100000010000017D000001A68D9B0CA607EB31AC.png" manifest:media-type="image/png"/>
  <manifest:file-entry manifest:full-path="Pictures/1000000100000180000001A6A69276351466AD66.png" manifest:media-type="image/png"/>
  <manifest:file-entry manifest:full-path="Pictures/100000010000018C0000020D66AABFFF5E7A1508.png" manifest:media-type="image/png"/>
  <manifest:file-entry manifest:full-path="Pictures/1000000100000174000001998A7633A2E39D887D.png" manifest:media-type="image/png"/>
  <manifest:file-entry manifest:full-path="Pictures/100000010000017B000001A25D824EB4F5348B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262" officeooo:paragraph-rsid="0015f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User: </text:p>
      <text:p text:style-name="P1"/>
      <text:p text:style-name="P1"/>
      <text:p text:style-name="P1"><draw:frame draw:style-name="fr1" draw:name="Image3" text:anchor-type="char" svg:x="1.1819in" svg:y="0.0811in" svg:width="4.0937in" svg:height="4.5154in" draw:z-index="1"><draw:image xlink:href="Pictures/100000010000017B000001A25D824EB4F5348B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1083in" svg:y="0.1555in" svg:width="4.5618in" svg:height="3.3555in" draw:z-index="2"><draw:image xlink:href="Pictures/1000000100000174000001998A7633A2E39D88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.1409in" svg:y="0.0256in" svg:width="4.572in" svg:height="4.5189in" draw:z-index="3"><draw:image xlink:href="Pictures/100000010000018C0000020D66AABFFF5E7A1508.png" xlink:type="simple" xlink:show="embed" xlink:actuate="onLoad" draw:mime-type="image/png"/></draw:frame><text:soft-page-break/></text:p>
      <text:p text:style-name="P1">ADM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1.2543in" svg:y="0.1091in" svg:width="4.3756in" svg:height="4.8091in" draw:z-index="4"><draw:image xlink:href="Pictures/1000000100000180000001A6A69276351466AD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2957in" svg:y="-0.3909in" svg:width="4.4799in" svg:height="4.3209in" draw:z-index="0"><draw:image xlink:href="Pictures/100000010000017D000001A68D9B0CA607EB31A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.2437in" svg:y="0.1102in" svg:width="4.4945in" svg:height="4.9819in" draw:z-index="5"><draw:image xlink:href="Pictures/100000010000017A000001A37CC6A488E3677F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1.3535in" svg:y="0.1835in" svg:width="4.0965in" svg:height="4.5744in" draw:z-index="6"><draw:image xlink:href="Pictures/1000000100000179000001A5C39B167371D5449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09:16:34.265810082</meta:creation-date>
    <dc:date>2022-06-23T09:27:06.434142532</dc:date>
    <meta:editing-duration>PT12S</meta:editing-duration>
    <meta:editing-cycles>1</meta:editing-cycles>
    <meta:document-statistic meta:table-count="0" meta:image-count="7" meta:object-count="0" meta:page-count="4" meta:paragraph-count="2" meta:word-count="2" meta:character-count="11" meta:non-whitespace-character-count="10"/>
    <meta:generator>LibreOffice/7.3.2.2$Linux_X86_64 LibreOffice_project/30$Build-2</meta:generator>
  </office:meta>
</office:document-meta>
</file>